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0pt" fo:letter-spacing="normal" fo:language="en" fo:country="US" fo:font-style="normal" style:text-underline-style="none" fo:font-weight="normal" officeooo:rsid="007e7f67" officeooo:paragraph-rsid="00d26ce1" style:text-blinking="false" fo:background-color="#00ff00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6ce1" style:text-blinking="false" fo:background-color="#00ffff"/>
    </style:style>
    <style:style style:name="P5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text-underline-style="none" officeooo:paragraph-rsid="00d2a08e" style:text-blinking="false" fo:background-color="#00ffff"/>
    </style:style>
    <style:style style:name="P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fo:language="en" fo:country="US" style:text-underline-style="none" officeooo:paragraph-rsid="00d26ce1" style:text-blinking="false" fo:background-color="#00ffff"/>
    </style:style>
    <style:style style:name="P7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/>
    </style:style>
    <style:style style:name="P8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cb961d"/>
    </style:style>
    <style:style style:name="P9" style:family="paragraph" style:parent-style-name="Text_20_body">
      <style:paragraph-properties fo:margin-top="0in" fo:margin-bottom="0in" loext:contextual-spacing="false" fo:line-height="100%" style:writing-mode="lr-tb"/>
      <style:text-properties fo:font-weight="normal" officeooo:paragraph-rsid="00d2a08e"/>
    </style:style>
    <style:style style:name="P10" style:family="paragraph" style:parent-style-name="Text_20_body">
      <style:paragraph-properties fo:margin-top="0in" fo:margin-bottom="0in" loext:contextual-spacing="false" fo:line-height="100%" style:writing-mode="lr-tb"/>
      <style:text-properties officeooo:paragraph-rsid="00d26ce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ce35e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1804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d3fd19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d4804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cfa9c9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language="en" fo:country="US" fo:font-style="italic" style:text-underline-style="none" style:text-blinking="false" fo:background-color="transparent" loext:char-shading-value="0" style:font-style-asian="italic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officeooo:rsid="00d4804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font-name="Arial" fo:font-size="14pt" fo:font-style="normal" fo:font-weight="bold"/>
    </style:style>
    <style:style style:name="T21" style:family="text">
      <style:text-properties style:font-name="Arial" fo:font-size="14pt" fo:font-style="normal" fo:font-weight="bold" officeooo:rsid="00d26ce1"/>
    </style:style>
    <style:style style:name="T22" style:family="text">
      <style:text-properties style:font-name="Arial" fo:font-size="14pt" fo:font-style="normal" fo:font-weight="bold" officeooo:rsid="00d2a08e"/>
    </style:style>
    <style:style style:name="T23" style:family="text">
      <style:text-properties style:font-name="Arial" fo:font-size="14pt" fo:font-weight="bold"/>
    </style:style>
    <style:style style:name="T24" style:family="text">
      <style:text-properties style:font-name="Arial" fo:font-size="14pt" fo:font-weight="bold" fo:background-color="#ffffff" loext:char-shading-value="0"/>
    </style:style>
    <style:style style:name="T25" style:family="text">
      <style:text-properties style:font-name="Arial" fo:font-size="14pt" fo:language="en" fo:country="US" fo:font-style="normal" fo:font-weight="bold"/>
    </style:style>
    <style:style style:name="T26" style:family="text">
      <style:text-properties style:font-name="Arial" fo:font-size="14pt" fo:language="en" fo:country="US" fo:font-style="normal" fo:font-weight="bold" officeooo:rsid="00d26ce1"/>
    </style:style>
    <style:style style:name="T27" style:family="text">
      <style:text-properties style:font-name="Arial" fo:font-size="14pt" fo:language="en" fo:country="US" fo:font-style="normal" fo:font-weight="bold" officeooo:rsid="00d2a0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5dac656-7fff-c186-8799-1c04fe3453f1"/><text:span text:style-name="T23">« MAIN RULES »</text:span></text:p>
      <text:p text:style-name="P7"><text:span text:style-name="T1">#. </text:span><text:span text:style-name="T5">Интересы клиента</text:span><text:span text:style-name="T16"> </text:span><text:span text:style-name="T1">- превыше всего(!)</text:span></text:p>
      <text:p text:style-name="P8"><text:span text:style-name="T1">#. Правило </text:span><text:span text:style-name="T16">“</text:span><text:span text:style-name="T5">БОЙСКАУТА”</text:span><text:span text:style-name="T1">: сделай КОД лучше чем он был до тебя</text:span></text:p>
      <text:p text:style-name="P8"><text:span text:style-name="T1">#. П-</text:span><text:span text:style-name="T2">п</text:span><text:span text:style-name="T1"> “</text:span><text:span text:style-name="T5">Легкости</text:span><text:span text:style-name="T16">” </text:span><text:span text:style-name="T1">(</text:span><text:span text:style-name="T16">“</text:span><text:span text:style-name="T12">KISS</text:span><text:span text:style-name="T5">”</text:span><text:span text:style-name="T1">): (“</text:span><text:span text:style-name="T15">Keep</text:span><text:span text:style-name="T10"> </text:span><text:span text:style-name="T15">it</text:span><text:span text:style-name="T10"> </text:span><text:span text:style-name="T15">simple</text:span><text:span text:style-name="T10"> </text:span><text:span text:style-name="T15">stupid</text:span><text:span text:style-name="T1">”) код понятный, читается легко!</text:span></text:p>
      <text:p text:style-name="P3"/>
      <text:p text:style-name="P6"><text:span text:style-name="T21">« IMPLEMENTATION</text:span><text:span text:style-name="T20"> (</text:span><text:span text:style-name="T22">rules</text:span><text:span text:style-name="T20">) </text:span><text:span text:style-name="T21">»</text:span></text:p>
      <text:p text:style-name="P10"><text:span text:style-name="T7">#. П-п </text:span><text:span text:style-name="T18">“</text:span><text:span text:style-name="T5">Постепенной очистки”</text:span><text:span text:style-name="T7">: сделай </text:span><text:span text:style-name="T11">грязный код</text:span><text:span text:style-name="T7">, а потом </text:span><text:span text:style-name="T8">почистить</text:span><text:span text:style-name="T18"> </text:span><text:span text:style-name="T7">его!</text:span></text:p>
      <text:p text:style-name="P7"><text:span text:style-name="T1">#. П-п </text:span><text:span text:style-name="T16">“</text:span><text:span text:style-name="T5">Ясной логики”</text:span><text:span text:style-name="T1">: логика </text:span><text:span text:style-name="T9">понятна</text:span><text:span text:style-name="T16"> </text:span><text:span text:style-name="T1">с 1-го взгляда любому “левому” программисту</text:span></text:p>
      <text:p text:style-name="P7"><text:span text:style-name="T1">#. П-п </text:span><text:span text:style-name="T16">“</text:span><text:span text:style-name="T5">1-й абстракции”</text:span><text:span text:style-name="T1">: </text:span><text:span text:style-name="T19">1 ф-я</text:span><text:span text:style-name="T16"> </text:span><text:span text:style-name="T1">= </text:span><text:span text:style-name="T19">1 уровень абстракции</text:span></text:p>
      <text:p text:style-name="P7"><text:span text:style-name="T1">#. П-п </text:span><text:span text:style-name="T16">“</text:span><text:span text:style-name="T5">1-й ответственности”</text:span><text:span text:style-name="T1">: </text:span><text:span text:style-name="T19">1 ф-я</text:span><text:span text:style-name="T16"> </text:span><text:span text:style-name="T1">выполняет только </text:span><text:span text:style-name="T19">1 операцию</text:span></text:p>
      <text:p text:style-name="P7"><text:span text:style-name="T1">#. П-п </text:span><text:span text:style-name="T16">“</text:span><text:span text:style-name="T5">Инкапсуляция”</text:span><text:span text:style-name="T1">: скрывайте данные (объявите все приватным)</text:span></text:p>
      <text:p text:style-name="P7"><text:span text:style-name="T1">#. П-п </text:span><text:span text:style-name="T16">“</text:span><text:span text:style-name="T5">Связности”</text:span><text:span text:style-name="T1">: чем </text:span><text:span text:style-name="T19">меньше методов</text:span><text:span text:style-name="T16"> </text:span><text:span text:style-name="T1">у класса = тем </text:span><text:span text:style-name="T19">лучше</text:span></text:p>
      <text:p text:style-name="P3"/>
      <text:p text:style-name="P6"><text:span text:style-name="T21">« IMPLEMENTATION</text:span><text:span text:style-name="T20"> (</text:span><text:span text:style-name="T21">tricks</text:span><text:span text:style-name="T20">) </text:span><text:span text:style-name="T21">»</text:span></text:p>
      <text:p text:style-name="P7"><text:span text:style-name="T1">#. П-п </text:span><text:span text:style-name="T16">“</text:span><text:span text:style-name="T5">Содержательного имени”</text:span><text:span text:style-name="T1">: имя описывает все, что делает ф-я</text:span></text:p>
      <text:p text:style-name="P7"><text:span text:style-name="T1">#. П-п </text:span><text:span text:style-name="T16">“</text:span><text:span text:style-name="T5">Понятного имени”</text:span><text:span text:style-name="T1">: понятное длинное имя лучше, чем непонятное короткое</text:span></text:p>
      <text:p text:style-name="P7"><text:span text:style-name="T1">#. П-п </text:span><text:span text:style-name="T16">“</text:span><text:span text:style-name="T5">2/20”</text:span><text:span text:style-name="T1">: </text:span><text:span text:style-name="T19">ф-я</text:span><text:span text:style-name="T16"> </text:span><text:span text:style-name="T1">должна быть </text:span><text:span text:style-name="T19">маленькой</text:span><text:span text:style-name="T16"> </text:span><text:span text:style-name="T1">(от 2 до 20 строчек кода)</text:span></text:p>
      <text:p text:style-name="P7"><text:span text:style-name="T1">#. П-п </text:span><text:span text:style-name="T16">“</text:span><text:span text:style-name="T5">Без аргументов”</text:span><text:span text:style-name="T1">: чем </text:span><text:span text:style-name="T19">меньше аргументов</text:span><text:span text:style-name="T16"> </text:span><text:span text:style-name="T1">у </text:span><text:span text:style-name="T3">фу-и</text:span><text:span text:style-name="T1"> - тем </text:span><text:span text:style-name="T19">лучше</text:span></text:p>
      <text:p text:style-name="P7"><text:span text:style-name="T1">#. П-п </text:span><text:span text:style-name="T16">“</text:span><text:span text:style-name="T12">DRY</text:span><text:span text:style-name="T5">”</text:span><text:span text:style-name="T1">: “</text:span><text:span text:style-name="T13">Don’t</text:span><text:span text:style-name="T1"> </text:span><text:span text:style-name="T13">repeat</text:span><text:span text:style-name="T1"> </text:span><text:span text:style-name="T13">yourself</text:span><text:span text:style-name="T1">”</text:span></text:p>
      <text:p text:style-name="P7"><text:span text:style-name="T1">#. П-п </text:span><text:span text:style-name="T16">“</text:span><text:span text:style-name="T5">Положительных условий”</text:span><text:span text:style-name="T1">: положительные условия </text:span><text:span text:style-name="T19">понятнее</text:span><text:span text:style-name="T16"> </text:span><text:span text:style-name="T1">отрицательных</text:span></text:p>
      <text:p text:style-name="P7"><text:span text:style-name="T1">#. П-п </text:span><text:span text:style-name="T16">“</text:span><text:span text:style-name="T5">Пояснительных переменных”</text:span><text:span text:style-name="T1">: переменные, типа </text:span><text:span text:style-name="T9">{</text:span><text:span text:style-name="T14">key</text:span><text:span text:style-name="T9">: </text:span><text:span text:style-name="T14">value</text:span><text:span text:style-name="T9">}</text:span><text:span text:style-name="T16"> </text:span><text:span text:style-name="T1">делают код понятнее</text:span></text:p>
      <text:p text:style-name="P7"><text:span text:style-name="T1">#. П-п </text:span><text:span text:style-name="T16">“</text:span><text:span text:style-name="T5">Волшебных чисел”</text:span><text:span text:style-name="T1">: срывай числа в </text:span><text:span text:style-name="T19">const</text:span><text:span text:style-name="T16"> </text:span><text:span text:style-name="T1">с содержательными именами</text:span></text:p>
      <text:p text:style-name="P7"><text:span text:style-name="T1">#. П-п </text:span><text:span text:style-name="T16">“</text:span><text:span text:style-name="T5">Злого комментария”</text:span><text:span text:style-name="T1">: наличие комментария = плохой код</text:span></text:p>
      <text:p text:style-name="P3"/>
      <text:p text:style-name="P4"><text:span text:style-name="T21">«</text:span><text:span text:style-name="T20"> </text:span><text:span text:style-name="T26">REFACTORING</text:span><text:span text:style-name="T21"> »</text:span></text:p>
      <text:p text:style-name="P7"><text:span text:style-name="T1">#. П-п </text:span><text:span text:style-name="T16">“</text:span><text:span text:style-name="T5">Мертвого кода”</text:span><text:span text:style-name="T1">: удали код, который бесполезен (не выполняется)</text:span></text:p>
      <text:p text:style-name="P7"><text:span text:style-name="T1">#. П-п </text:span><text:span text:style-name="T16">“</text:span><text:span text:style-name="T5">Балласта”</text:span><text:span text:style-name="T1">: удали код, который закомментирован</text:span></text:p>
      <text:p text:style-name="P7"><text:span text:style-name="T1">#. П-п </text:span><text:span text:style-name="T16">“</text:span><text:span text:style-name="T5">Завистливой </text:span><text:span text:style-name="T6">фу-и</text:span><text:span text:style-name="T5">”</text:span><text:span text:style-name="T1">: </text:span><text:span text:style-name="T19">устраняйте изменения данных</text:span><text:span text:style-name="T16"> </text:span><text:span text:style-name="T17">фу-ми</text:span><text:span text:style-name="T1"> в </text:span><text:span text:style-name="T19">чужих</text:span><text:span text:style-name="T16"> </text:span><text:span text:style-name="T1">классах</text:span></text:p>
      <text:p text:style-name="P7"><text:span text:style-name="T1">#. П-п </text:span><text:span text:style-name="T16">“</text:span><text:span text:style-name="T5">Опасных изменений”</text:span><text:span text:style-name="T1">: не вносит изменений в структуру проекта</text:span></text:p>
      <text:p text:style-name="P3"/>
      <text:p text:style-name="P5"><text:span text:style-name="T26">« </text:span><text:span text:style-name="T27">ERRORS HANDLING</text:span><text:span text:style-name="T25"> </text:span><text:span text:style-name="T26">»</text:span></text:p>
      <text:p text:style-name="P9"><text:span text:style-name="T1">#. П-п </text:span><text:span text:style-name="T16">“</text:span><text:span text:style-name="T5">Обработки ошибок”</text:span><text:span text:style-name="T1">: обработка ошибок </text:span><text:span text:style-name="T19">НЕ</text:span><text:span text:style-name="T16"> </text:span><text:span text:style-name="T1">должна </text:span><text:span text:style-name="T19">заслонять логику</text:span></text:p>
      <text:p text:style-name="P3"/>
      <text:p text:style-name="P5"><text:span text:style-name="T26">« </text:span><text:span text:style-name="T27">TESTS</text:span><text:span text:style-name="T25"> </text:span><text:span text:style-name="T26">»</text:span></text:p>
      <text:p text:style-name="P9"><text:span text:style-name="T1">#. П-п </text:span><text:span text:style-name="T16">“</text:span><text:span text:style-name="T5">Тестируй ВСЕ”</text:span><text:span text:style-name="T1">: </text:span><text:span text:style-name="T4">Тесты</text:span><text:span text:style-name="T1"> должны тестировать ВСЕ что </text:span><text:span text:style-name="T5">может сломаться</text:span></text:p>
      <text:p text:style-name="P7"><text:span text:style-name="T1">#. П-п </text:span><text:span text:style-name="T16">“</text:span><text:span text:style-name="T12">FIRST</text:span><text:span text:style-name="T5">”</text:span><text:span text:style-name="T1">: ТЕСТЫ должны быть </text:span><text:span text:style-name="T19">быстрыми</text:span><text:span text:style-name="T16"> </text:span><text:span text:style-name="T1">и </text:span><text:span text:style-name="T19">независимыми</text:span></text:p>
      <text:p text:style-name="P3"/>
      <text:p text:style-name="P5"><text:span text:style-name="T26">« </text:span><text:span text:style-name="T27">ARCHITECTURE</text:span><text:span text:style-name="T25"> </text:span><text:span text:style-name="T26">»</text:span></text:p>
      <text:p text:style-name="P9"><text:span text:style-name="T1">#. П-п </text:span><text:span text:style-name="T16">“</text:span><text:span text:style-name="T5">Простой АРХИТЕКТУРЫ”</text:span><text:span text:style-name="T1">: архитектура должна быть </text:span><text:span text:style-name="T19">простой</text:span><text:span text:style-name="T16"> </text:span><text:span text:style-name="T1">но </text:span><text:span text:style-name="T19">продуманной</text:span></text:p>
      <text:p text:style-name="P7"><text:span text:style-name="T1">#. П-п </text:span><text:span text:style-name="T16">“</text:span><text:span text:style-name="T5">Конфигурации”</text:span><text:span text:style-name="T1">: </text:span><text:span text:style-name="T9">конфигурации</text:span><text:span text:style-name="T16"> </text:span><text:span text:style-name="T1">должны быть </text:span><text:span text:style-name="T19">выше всех</text:span></text:p>
      <text:p text:style-name="P3"/>
      <text:p text:style-name="P5"><text:span text:style-name="T26">« </text:span><text:span text:style-name="T27">TEAM JOB</text:span><text:span text:style-name="T25"> </text:span><text:span text:style-name="T26">»</text:span></text:p>
      <text:p text:style-name="P9"><text:span text:style-name="T1">#. П-п </text:span><text:span text:style-name="T16">“</text:span><text:span text:style-name="T12">Conventions</text:span><text:span text:style-name="T5">”</text:span><text:span text:style-name="T1">: вся команда пишет код в едином стиле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366in" fo:margin-bottom="0.442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21T09:48:27.776761729</dc:date>
    <meta:editing-duration>P2DT45M36S</meta:editing-duration>
    <meta:editing-cycles>131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307" meta:character-count="1967" meta:non-whitespace-character-count="1696"/>
  </office:meta>
</office:document-meta>
</file>